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e.setClasspath( Path class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pathUtils.getClassLoaderForPath( Project p , Path path , String loaderId , boolean revers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e.setClasspathref( Referen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pathUtils.getClassLoaderForPath( Project p , Reference ref , boolean reverseLo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asspathUtils.newInstance( String className , ClassLoader userDefined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pathUtils.getDelegate( Project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pathUtils.isMagicPropertySet( Projec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pathUtils.getClassLoaderForPath( Project p , Path path , String loaderId , boolean reverseLoader , boolean reuseLoad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legate.isReverse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pathUtils.getClassLoaderForPath( Project p , Path path , String load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e.getClassLoadI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egate.setLoaderRef( Referen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e.Delegate( Project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e.new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e.create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legate.setReverseLoader( boolean revers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e.getContextPro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pathUtils.getUniqueClassLoaderForPath( Project p , Path path , boolean reverseLo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legate.setClassname( String fcq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e.getClassLo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pathUtils.newInstance( String className , ClassLoader userDefinedLoader , Class expected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lasspathUtils.getClassLoaderForPath( Project p , Reference 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e.get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